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6cm" fo:min-width="4.446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56cm" fo:min-width="4.44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6cm" fo:min-width="4.941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6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6cm" fo:min-width="7.408cm"/>
      <style:paragraph-properties style:writing-mode="lr-tb"/>
    </style:style>
    <style:style style:name="gr9" style:family="graphic" style:parent-style-name="objectwithoutfill">
      <style:graphic-properties svg:stroke-color="#00a933" draw:marker-end="Arrowheads_20_4" draw:marker-end-width="0.3cm" draw:fill="none" draw:textarea-vertical-align="middle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2.766cm" fo:min-width="9.5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5.259cm" fo:min-width="9.5cm"/>
      <style:paragraph-properties style:writing-mode="lr-tb"/>
    </style:style>
    <style:style style:name="gr12" style:family="graphic" style:parent-style-name="objectwithoutfill">
      <style:graphic-properties svg:stroke-color="#00a933" draw:marker-end="Arrowheads_20_8" draw:marker-end-width="0.3cm" draw:fill="none" draw:textarea-vertical-align="middle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2.766cm" fo:min-width="4.941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16" style:family="graphic" style:parent-style-name="objectwithoutfill">
      <style:graphic-properties svg:stroke-color="#00a933" draw:marker-end="Arrowheads_20_3" draw:marker-end-width="0.3cm" draw:fill="none" draw:textarea-vertical-align="middle"/>
    </style:style>
    <style:style style:name="pr1" style:family="presentation" style:parent-style-name="Default-title">
      <style:graphic-properties fo:min-height="3.171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1.0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21.7000007629395pt"/>
    </style:style>
    <style:style style:name="P5" style:family="paragraph">
      <loext:graphic-properties draw:fill-color="#00a933"/>
      <style:paragraph-properties fo:text-align="center"/>
      <style:text-properties fo:font-size="21.700000762939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1.7000007629395pt"/>
    </style:style>
    <style:style style:name="P8" style:family="paragraph">
      <loext:graphic-properties draw:fill="none" draw:fill-color="#ffffff"/>
      <style:text-properties fo:font-size="21.7000007629395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929cm" svg:height="3.171cm" svg:x="2.385cm" svg:y="0.757cm" presentation:class="title" presentation:user-transformed="true">
          <draw:text-box>
            <text:p>Swimlane Guide</text:p>
          </draw:text-box>
        </draw:frame>
        <draw:frame presentation:style-name="pr2" draw:text-style-name="P2" draw:layer="layout" svg:width="24.929cm" svg:height="15.193cm" svg:x="2.385cm" svg:y="4.445cm" presentation:class="subtitle" presentation:user-transformed="true">
          <draw:text-box>
            <text:p text:style-name="P1"><text:span text:style-name="T1">Swimla</text:span><text:span text:style-name="T1">ne </text:span><text:span text:style-name="T1">diagra</text:span><text:span text:style-name="T1">m 1 </text:span><text:span text:style-name="T1">depict</text:span><text:span text:style-name="T1">s the </text:span><text:span text:style-name="T1">followi</text:span><text:span text:style-name="T1">ng:</text:span></text:p>
            <text:list text:style-name="L2">
              <text:list-item>
                <text:p text:style-name="P1">User selects offense from list of offenses.</text:p>
              </text:list-item>
              <text:list-item>
                <text:p text:style-name="P1">The DF is filtered to only include offenses that match user selection.</text:p>
              </text:list-item>
              <text:list-item>
                <text:p text:style-name="P1">The map is rendered to show this data in a choropleth [map].</text:p>
              </text:list-item>
            </text:list>
            <text:p text:style-name="P1"><text:span text:style-name="T1">Swimla</text:span><text:span text:style-name="T1">ne </text:span><text:span text:style-name="T1">diagra</text:span><text:span text:style-name="T1">m 2 </text:span><text:span text:style-name="T1">depict</text:span><text:span text:style-name="T1">s the </text:span><text:span text:style-name="T1">followi</text:span><text:span text:style-name="T1">ng:</text:span></text:p>
            <text:list text:continue-numbering="true" text:style-name="L2">
              <text:list-item>
                <text:p text:style-name="P1">User selects year from list.</text:p>
              </text:list-item>
              <text:list-item>
                <text:p text:style-name="P1">The DF is filtered to only include data for that year.</text:p>
              </text:list-item>
              <text:list-item>
                <text:p text:style-name="P1">The map is rendered to show this data in a choropleth [map]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4" draw:layer="layout" svg:width="4.946cm" svg:height="1.81cm" svg:x="2.978cm" svg:y="1.602cm">
          <text:p text:style-name="P4">ui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946cm" svg:height="1.81cm" svg:x="20.192cm" svg:y="1.602cm"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5.441cm" svg:height="1.81cm" svg:x="2.978cm" svg:y="10.047cm">
          <text:p text:style-name="P4">offenseSelec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8.419cm" svg:y1="10.952cm" svg:x2="18cm" svg:y2="10.777cm" draw:start-shape="id1" draw:start-glue-point="1" draw:end-shape="id2" draw:end-glue-point="3" svg:d="M8419 10952l9581-175" svg:viewBox="0 0 9582 176">
          <text:p/>
        </draw:connector>
        <draw:line draw:style-name="gr6" draw:text-style-name="P6" draw:layer="layout" svg:x1="13.366cm" svg:y1="1cm" svg:x2="13.366cm" svg:y2="20cm">
          <text:p/>
        </draw:line>
        <draw:frame draw:style-name="gr7" draw:text-style-name="P8" draw:layer="layout" svg:width="6.086cm" svg:height="2.018cm" svg:x="8.914cm" svg:y="9.685cm">
          <draw:text-box>
            <text:p text:style-name="P7">input$offense</text:p>
          </draw:text-box>
        </draw:frame>
        <draw:custom-shape draw:style-name="gr8" draw:text-style-name="P4" xml:id="id3" draw:id="id3" draw:layer="layout" svg:width="7.908cm" svg:height="1.81cm" svg:x="1.8cm" svg:y="14.872cm">
          <text:p text:style-name="P4">leafletOutput(“map”)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18cm" svg:y1="10.777cm" svg:x2="9.708cm" svg:y2="15.777cm" draw:start-shape="id2" draw:start-glue-point="3" draw:end-shape="id3" draw:end-glue-point="1" svg:d="M18000 10777c-6219 0-2073 5000-8292 5000" svg:viewBox="0 0 8293 5001">
          <text:p/>
        </draw:connector>
        <draw:custom-shape draw:style-name="gr10" draw:text-style-name="P5" xml:id="id2" draw:id="id2" draw:layer="layout" svg:width="10cm" svg:height="3.016cm" svg:x="18cm" svg:y="9.269cm">
          <text:p text:style-name="P4">df &lt;- filter(offNames$off == input$offense)</text:p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layout" svg:width="10cm" svg:height="5.509cm" svg:x="18cm" svg:y="13.491cm">
          <text:p text:style-name="P4">offNames$off &lt;- names(df) %&gt;%</text:p>
          <text:p text:style-name="P4">offNames$off = subset(offNames, select = -c(Division, `Month Year`, dmy))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curve" svg:x1="18cm" svg:y1="16.245cm" svg:x2="8.419cm" svg:y2="10.952cm" draw:start-shape="id4" draw:start-glue-point="3" draw:end-shape="id1" draw:end-glue-point="1" svg:d="M18000 16245c-7186 0-2396-5293-9581-5293" svg:viewBox="0 0 9582 5294">
          <text:p/>
        </draw:connector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4" draw:layer="layout" svg:width="4.946cm" svg:height="1.81cm" svg:x="2.978cm" svg:y="1.602cm">
          <text:p text:style-name="P4">ui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946cm" svg:height="1.81cm" svg:x="20.192cm" svg:y="1.602cm"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5.441cm" svg:height="1.81cm" svg:x="2.978cm" svg:y="5.825cm">
          <text:p text:style-name="P4">yearSelect</text:p>
          <draw:enhanced-geometry svg:viewBox="0 0 21600 21600" draw:type="rectangle" draw:enhanced-path="M 0 0 L 21600 0 21600 21600 0 21600 0 0 Z N"/>
        </draw:custom-shape>
        <draw:custom-shape draw:style-name="gr13" draw:text-style-name="P5" xml:id="id6" draw:id="id6" draw:layer="layout" svg:width="5.441cm" svg:height="3.016cm" svg:x="19.945cm" svg:y="5.122cm">
          <text:p text:style-name="P4">df &lt;- filter(df, year == input$year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" svg:x1="8.419cm" svg:y1="6.73cm" svg:x2="19.945cm" svg:y2="6.63cm" draw:start-shape="id5" draw:start-glue-point="1" draw:end-shape="id6" draw:end-glue-point="3" svg:d="M8419 6730l11526-100" svg:viewBox="0 0 11527 101">
          <text:p/>
        </draw:connector>
        <draw:line draw:style-name="gr6" draw:text-style-name="P6" draw:layer="layout" svg:x1="13.366cm" svg:y1="1cm" svg:x2="13.366cm" svg:y2="20cm">
          <text:p/>
        </draw:line>
        <draw:frame draw:style-name="gr15" draw:text-style-name="P8" draw:layer="layout" svg:width="4.452cm" svg:height="1.961cm" svg:x="8.914cm" svg:y="5.222cm">
          <draw:text-box>
            <text:p text:style-name="P7">input$year</text:p>
          </draw:text-box>
        </draw:frame>
        <draw:connector draw:style-name="gr16" draw:text-style-name="P6" draw:layer="layout" draw:type="curve" svg:x1="19.945cm" svg:y1="6.63cm" svg:x2="9.708cm" svg:y2="15.777cm" draw:start-shape="id6" draw:start-glue-point="3" draw:end-shape="id7" draw:end-glue-point="1" svg:d="M19945 6630c-7678 0-2560 9147-10237 9147" svg:viewBox="0 0 10238 9148">
          <text:p/>
        </draw:connector>
        <draw:custom-shape draw:style-name="gr8" draw:text-style-name="P4" xml:id="id7" draw:id="id7" draw:layer="layout" svg:width="7.908cm" svg:height="1.81cm" svg:x="1.8cm" svg:y="14.872cm">
          <text:p text:style-name="P4">leafletOutput(“map”)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6T11:16:56.610027033</meta:creation-date>
    <dc:date>2023-12-06T12:16:04.693866161</dc:date>
    <meta:editing-duration>PT59M2S</meta:editing-duration>
    <meta:editing-cycles>17</meta:editing-cycles>
    <meta:generator>LibreOffice/7.3.7.2$Linux_X86_64 LibreOffice_project/30$Build-2</meta:generator>
    <meta:document-statistic meta:object-count="49"/>
  </office:meta>
</office:document-meta>
</file>